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6.806cm" table:align="margins"/>
    </style:style>
    <style:style style:name="Tabelle2.A" style:family="table-column">
      <style:table-column-properties style:column-width="4.202cm" style:rel-column-width="16383*"/>
    </style:style>
    <style:style style:name="Tabelle2.D" style:family="table-column">
      <style:table-column-properties style:column-width="4.202cm" style:rel-column-width="1638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401cm" style:rel-column-width="1310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0.794cm"/>
    </style:style>
    <style:style style:name="Tabelle4.B" style:family="table-column">
      <style:table-column-properties style:column-width="0.714cm"/>
    </style:style>
    <style:style style:name="Tabelle4.C" style:family="table-column">
      <style:table-column-properties style:column-width="1.984cm"/>
    </style:style>
    <style:style style:name="Tabelle4.D" style:family="table-column">
      <style:table-column-properties style:column-width="2.805cm"/>
    </style:style>
    <style:style style:name="Tabelle4.E" style:family="table-column">
      <style:table-column-properties style:column-width="2.699cm"/>
    </style:style>
    <style:style style:name="Tabelle4.F" style:family="table-column">
      <style:table-column-properties style:column-width="2.514cm"/>
    </style:style>
    <style:style style:name="Tabelle4.G" style:family="table-column">
      <style:table-column-properties style:column-width="2.381cm"/>
    </style:style>
    <style:style style:name="Tabelle4.H" style:family="table-column">
      <style:table-column-properties style:column-width="3.12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H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rsid="000817f0" officeooo:paragraph-rsid="000817f0" style:font-size-asian="12pt" style:font-size-complex="12pt"/>
    </style:style>
    <style:style style:name="P2" style:family="paragraph" style:parent-style-name="Standard">
      <style:text-properties fo:font-size="12pt" officeooo:rsid="0008f6b8" officeooo:paragraph-rsid="0008f6b8" style:font-size-asian="12pt" style:font-size-complex="12pt"/>
    </style:style>
    <style:style style:name="P3" style:family="paragraph" style:parent-style-name="Standard">
      <style:text-properties fo:font-size="12pt" fo:font-weight="normal" officeooo:rsid="000817f0" officeooo:paragraph-rsid="000817f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b5e25" officeooo:paragraph-rsid="000b5e2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9534" officeooo:paragraph-rsid="0011953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8c933" officeooo:paragraph-rsid="0018c93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c933" officeooo:paragraph-rsid="0019d44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0817f0" officeooo:paragraph-rsid="000817f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08f6b8" officeooo:paragraph-rsid="0008f6b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119534" officeooo:paragraph-rsid="0011953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18c933" officeooo:paragraph-rsid="0018c93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8c933" officeooo:paragraph-rsid="0018c93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style="normal" fo:font-weight="normal" officeooo:rsid="000817f0" officeooo:paragraph-rsid="000817f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2pt" fo:font-style="italic" style:text-underline-style="none" fo:font-weight="normal" officeooo:rsid="000ebe2d" officeooo:paragraph-rsid="000ebe2d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8c933"/>
    </style:style>
    <style:style style:name="P16" style:family="paragraph" style:parent-style-name="Standard">
      <style:paragraph-properties fo:text-align="start" style:justify-single-word="false"/>
      <style:text-properties officeooo:rsid="001e80f4" officeooo:paragraph-rsid="001e80f4"/>
    </style:style>
    <style:style style:name="P17" style:family="paragraph" style:parent-style-name="Table_20_Contents"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0817f0" officeooo:paragraph-rsid="0008f6b8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0817f0" officeooo:paragraph-rsid="000817f0" style:font-size-asian="12pt" style:font-size-complex="12pt"/>
    </style:style>
    <style:style style:name="P20" style:family="paragraph" style:parent-style-name="Table_20_Contents">
      <style:text-properties fo:font-size="12pt" officeooo:rsid="0008f6b8" officeooo:paragraph-rsid="0008f6b8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08f6b8" officeooo:paragraph-rsid="0008f6b8" style:font-size-asian="12pt" style:font-size-complex="12pt"/>
    </style:style>
    <style:style style:name="P22" style:family="paragraph" style:parent-style-name="Table_20_Contents">
      <style:text-properties fo:font-size="12pt" officeooo:rsid="00098b34" officeooo:paragraph-rsid="00098b34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aa574" officeooo:paragraph-rsid="000aa574" style:font-size-asian="12pt" style:font-size-complex="12pt"/>
    </style:style>
    <style:style style:name="P24" style:family="paragraph" style:parent-style-name="Table_20_Contents">
      <style:text-properties fo:font-size="12pt" officeooo:rsid="000de76a" officeooo:paragraph-rsid="000de76a" style:font-size-asian="12pt" style:font-size-complex="12pt"/>
    </style:style>
    <style:style style:name="P25" style:family="paragraph" style:parent-style-name="Table_20_Contents">
      <style:text-properties fo:font-size="12pt" officeooo:rsid="000ebe2d" officeooo:paragraph-rsid="000ebe2d" style:font-size-asian="12pt" style:font-size-complex="12pt"/>
    </style:style>
    <style:style style:name="P26" style:family="paragraph" style:parent-style-name="Table_20_Contents">
      <style:text-properties fo:font-size="12pt" officeooo:rsid="000ebe2d" officeooo:paragraph-rsid="000fcd24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119534" officeooo:paragraph-rsid="00119534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130843" officeooo:paragraph-rsid="00130843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135af9" officeooo:paragraph-rsid="00135af9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137caf" officeooo:paragraph-rsid="00137caf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13d96a" officeooo:paragraph-rsid="0013d96a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1518ab" officeooo:paragraph-rsid="001518ab" style:font-size-asian="12pt" style:font-size-complex="12pt"/>
    </style:style>
    <style:style style:name="P34" style:family="paragraph" style:parent-style-name="Table_20_Contents">
      <style:text-properties fo:font-size="12pt" fo:font-weight="bold" officeooo:rsid="0008f6b8" officeooo:paragraph-rsid="0008f6b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rsid="0008f6b8" officeooo:paragraph-rsid="0008f6b8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12pt" fo:font-weight="bold" officeooo:rsid="00119534" officeooo:paragraph-rsid="00119534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2pt" fo:font-weight="bold" officeooo:rsid="00130843" officeooo:paragraph-rsid="00130843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font-style="italic" fo:font-weight="normal" officeooo:rsid="000aa574" officeooo:paragraph-rsid="000aa574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2pt" fo:font-style="italic" officeooo:rsid="000aa574" officeooo:paragraph-rsid="000aa574" style:font-size-asian="12pt" style:font-style-asian="italic" style:font-size-complex="12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officeooo:rsid="00137caf" officeooo:paragraph-rsid="00137caf"/>
    </style:style>
    <style:style style:name="P41" style:family="paragraph" style:parent-style-name="Table_20_Contents">
      <style:paragraph-properties fo:text-align="start" style:justify-single-word="false"/>
      <style:text-properties officeooo:rsid="0013d96a" officeooo:paragraph-rsid="0013d96a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9d443" officeooo:paragraph-rsid="0019d443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b960d" officeooo:paragraph-rsid="0018c933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04719"/>
    </style:style>
    <style:style style:name="T4" style:family="text">
      <style:text-properties officeooo:rsid="00130843"/>
    </style:style>
    <style:style style:name="T5" style:family="text">
      <style:text-properties officeooo:rsid="0019d443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8c93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b960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d0b34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e80f4" style:font-size-asian="12pt" style:font-weight-asian="normal" style:font-size-complex="12pt" style:font-weight-complex="normal"/>
    </style:style>
    <style:style style:name="T11" style:family="text">
      <style:text-properties officeooo:rsid="001d0b34"/>
    </style:style>
    <style:style style:name="T12" style:family="text">
      <style:text-properties officeooo:rsid="0021b0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ckey<text:tab/><text:a xlink:type="simple" xlink:href="mailto:a.eckey@bsz7-leipzig.de" text:style-name="Internet_20_link" text:visited-style-name="Visited_20_Internet_20_Link">a.eckey@bsz7-leipzig.de</text:a></text:p>
      <text:p text:style-name="P4">________________________________________________________________________________</text:p>
      <text:p text:style-name="P4"/>
      <text:p text:style-name="P8">Kaufmannseigenschaften</text:p>
      <text:p text:style-name="P8"/>
      <text:p text:style-name="P1"><text:span text:style-name="T1">Kaufmann</text:span> ist, <text:span text:style-name="T1">wer ein Handelsgewerbe</text:span> im Sinne des HGB <text:span text:style-name="T1">betreibt</text:span>.</text:p>
      <text:p text:style-name="P1"/>
      <text:p text:style-name="P3">Ein <text:span text:style-name="T1">Handelsgewerbe </text:span>ist jeder Gewerbebetrieb, der durch <text:span text:style-name="T2">andauernde, selbständige Tätigkeit die Absicht hat, Gewinn zu erzielen</text:span>, es sei den, dass das Unternehmen nach der Art und Umgang einen in kaufmännischer Weise eingerichteten Geschäftsbetrieb nicht erfordert (<text:span text:style-name="T2">Kleingewerbetreibende</text:span>). (<text:span text:style-name="T2">Mitglieder freier Berufe z.B. Ärzte, Rechtsanwälte, Wirtschaftsprüfer, Steuerberater, berteiben kein Handelsgewerbe. Sind deshalb keine Kaufleute.</text:span>)</text:p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5">Kaufmannseigenschaft (Kaufmann nach HGB)</text:p>
            <table:table table:name="Tabelle2" table:style-name="Tabelle2">
              <table:table-column table:style-name="Tabelle2.A" table:number-columns-repeated="3"/>
              <table:table-column table:style-name="Tabelle2.D"/>
              <table:table-row>
                <table:table-cell table:style-name="Tabelle2.A1" office:value-type="string">
                  <text:p text:style-name="P18">Istkaufmann </text:p>
                  <text:p text:style-name="P21">(HGB § 1)</text:p>
                </table:table-cell>
                <table:table-cell table:style-name="Tabelle2.A1" office:value-type="string">
                  <text:p text:style-name="P18">Formkaufmann </text:p>
                  <text:p text:style-name="P21">(HGB § 6)</text:p>
                </table:table-cell>
                <table:table-cell table:style-name="Tabelle2.C1" table:number-columns-spanned="2" office:value-type="string">
                  <text:p text:style-name="P21">Kannkaufmann (HGB § 2, 3)</text:p>
                </table:table-cell>
                <table:covered-table-cell/>
              </table:table-row>
              <table:table-row>
                <table:table-cell table:style-name="Tabelle2.A2" office:value-type="string">
                  <text:p text:style-name="P23">Kaufleute, die einen nach Art und Umfang in kaufmännischer Weise eingerichteten Gewerbebetrieb beschrieben.</text:p>
                  <text:p text:style-name="P35"/>
                  <text:p text:style-name="P38">rechtsbezeugende Wirkung (deklaratorisch)</text:p>
                </table:table-cell>
                <table:table-cell table:style-name="Tabelle2.A2" office:value-type="string">
                  <text:p text:style-name="P23">Kaufleute kraft Rechtsform</text:p>
                  <text:p text:style-name="P39">(z.B. alle Kapitalgesellschaften)</text:p>
                  <text:p text:style-name="P39"/>
                  <text:p text:style-name="P39">rechtzeugenden Wirkung (konstruktiv)</text:p>
                </table:table-cell>
                <table:table-cell table:style-name="Tabelle2.A2" office:value-type="string">
                  <text:p text:style-name="P23">Ein gewerbliches Unternehmen, dessen Gewerbebetrieb nicht schon nach HGB § 1 Handelsgewerbe ist, aber ins Handelsregister eingetragen wird.</text:p>
                </table:table-cell>
                <table:table-cell table:style-name="Tabelle2.D2" office:value-type="string">
                  <text:p text:style-name="P23">Land- und Forstwirtschaftliche Unternehmen</text:p>
                </table:table-cell>
              </table:table-row>
            </table:table>
            <text:p text:style-name="P19"/>
          </table:table-cell>
        </table:table-row>
      </table:table>
      <text:p text:style-name="P13"/>
      <text:p text:style-name="P9">Vollmachten</text:p>
      <text:p text:style-name="P14"><text:span text:style-name="T3">(</text:span>oft in Prüfung<text:span text:style-name="T3">)</text:span></text:p>
      <table:table table:name="Tabelle3" table:style-name="Tabelle3">
        <table:table-column table:style-name="Tabelle3.A" table:number-columns-repeated="5"/>
        <table:table-row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20">Prokura</text:p>
          </table:table-cell>
          <table:table-cell table:style-name="Tabelle3.C1" table:number-columns-spanned="3" office:value-type="string">
            <text:p text:style-name="P20">Handlungsvollmachten</text:p>
          </table:table-cell>
          <table:covered-table-cell/>
          <table:covered-table-cell/>
        </table:table-row>
        <table:table-row>
          <table:table-cell table:style-name="Tabelle3.A2" office:value-type="string">
            <text:p text:style-name="P34">Arten</text:p>
          </table:table-cell>
          <table:table-cell table:style-name="Tabelle3.A2" office:value-type="string">
            <text:p text:style-name="P20">Einzel-, Gesamt- und Filialprokura</text:p>
          </table:table-cell>
          <table:table-cell table:style-name="Tabelle3.A2" office:value-type="string">
            <text:p text:style-name="P20">Die allgemeine Handlungs-vollmacht</text:p>
          </table:table-cell>
          <table:table-cell table:style-name="Tabelle3.A2" office:value-type="string">
            <text:p text:style-name="P20">Die Artvollmacht</text:p>
          </table:table-cell>
          <table:table-cell table:style-name="Tabelle3.E2" office:value-type="string">
            <text:p text:style-name="P20">Die Einzelvollmacht</text:p>
          </table:table-cell>
        </table:table-row>
        <table:table-row>
          <table:table-cell table:style-name="Tabelle3.A2" office:value-type="string">
            <text:p text:style-name="P34">Aufgaben</text:p>
          </table:table-cell>
          <table:table-cell table:style-name="Tabelle3.A2" office:value-type="string">
            <text:p text:style-name="P24">Wahrnehmung aller gerichtlichen und außergerichtlichen Aufgaben, die der Betrieb irgendeines Handelsgewerbes mit sich bringt</text:p>
          </table:table-cell>
          <table:table-cell table:style-name="Tabelle3.A2" office:value-type="string">
            <text:p text:style-name="P24">Wahrnehmung aller gewöhnlichen Aufgaben, die in diesem Geschäftszweig anfallen</text:p>
          </table:table-cell>
          <table:table-cell table:style-name="Tabelle3.A2" office:value-type="string">
            <text:p text:style-name="P24">Wahrnehmung begrenzter, sich wiederholender Aufgaben gleicher Art</text:p>
          </table:table-cell>
          <table:table-cell table:style-name="Tabelle3.E2" office:value-type="string">
            <text:p text:style-name="P22">Berechtigt zur Vornahme eines einzelnen Rechtsgeschäftes</text:p>
          </table:table-cell>
        </table:table-row>
        <table:table-row>
          <table:table-cell table:style-name="Tabelle3.A2" office:value-type="string">
            <text:p text:style-name="P34">Zeichnung (Unterschrifts-form)</text:p>
          </table:table-cell>
          <table:table-cell table:style-name="Tabelle3.A2" office:value-type="string">
            <text:p text:style-name="P25">Ppa.</text:p>
          </table:table-cell>
          <table:table-cell table:style-name="Tabelle3.A2" office:value-type="string">
            <text:p text:style-name="P25">i.A. </text:p>
          </table:table-cell>
          <table:table-cell table:style-name="Tabelle3.A2" office:value-type="string">
            <text:p text:style-name="P25">i.A.</text:p>
          </table:table-cell>
          <table:table-cell table:style-name="Tabelle3.E2" office:value-type="string">
            <text:p text:style-name="P25">i.V.</text:p>
          </table:table-cell>
        </table:table-row>
        <table:table-row>
          <table:table-cell table:style-name="Tabelle3.A2" office:value-type="string">
            <text:p text:style-name="P34">Nicht zulässig</text:p>
          </table:table-cell>
          <table:table-cell table:style-name="Tabelle3.E2" table:number-columns-spanned="4" office:value-type="string">
            <text:p text:style-name="P26">- Unternehmen auflösen</text:p>
            <text:p text:style-name="P26">- selbst Prokura erteilen</text:p>
            <text:p text:style-name="P26">- Finanzbericht unterzeichnen</text:p>
          </table:table-cell>
          <table:covered-table-cell/>
          <table:covered-table-cell/>
          <table:covered-table-cell/>
        </table:table-row>
      </table:table>
      <text:p text:style-name="P2"/>
      <text:p text:style-name="P10"><text:soft-page-break/>Rechtsformen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column table:style-name="Tabelle4.H"/>
        <table:table-row>
          <table:table-cell table:style-name="Tabelle4.A1" table:number-columns-spanned="3" office:value-type="string">
            <text:p text:style-name="P27"/>
          </table:table-cell>
          <table:covered-table-cell/>
          <table:covered-table-cell/>
          <table:table-cell table:style-name="Tabelle4.A1" office:value-type="string">
            <text:p text:style-name="P36">Gründung</text:p>
          </table:table-cell>
          <table:table-cell table:style-name="Tabelle4.A1" office:value-type="string">
            <text:p text:style-name="P36">Startkapital</text:p>
          </table:table-cell>
          <table:table-cell table:style-name="Tabelle4.A1" office:value-type="string">
            <text:p text:style-name="P36">Haftung</text:p>
          </table:table-cell>
          <table:table-cell table:style-name="Tabelle4.A1" office:value-type="string">
            <text:p text:style-name="P36">Leitung</text:p>
          </table:table-cell>
          <table:table-cell table:style-name="Tabelle4.H1" office:value-type="string">
            <text:p text:style-name="P36">Gewinn/ Verlust</text:p>
          </table:table-cell>
        </table:table-row>
        <table:table-row>
          <table:table-cell table:style-name="Tabelle4.A2" table:number-columns-spanned="3" office:value-type="string">
            <text:p text:style-name="P36"/>
            <text:p text:style-name="P36">Einzel-unternehmung</text:p>
          </table:table-cell>
          <table:covered-table-cell/>
          <table:covered-table-cell/>
          <table:table-cell table:style-name="Tabelle4.A2" office:value-type="string">
            <text:p text:style-name="P28">Allein durch Einzelunternehmer</text:p>
          </table:table-cell>
          <table:table-cell table:style-name="Tabelle4.A2" office:value-type="string">
            <text:p text:style-name="P28">Kein Mindest-kapital</text:p>
          </table:table-cell>
          <table:table-cell table:style-name="Tabelle4.A2" office:value-type="string">
            <text:p text:style-name="P28">Allein und vollkommen unbeschränkt mit Geschäfts- und Privatvermögen</text:p>
          </table:table-cell>
          <table:table-cell table:style-name="Tabelle4.A2" office:value-type="string">
            <text:p text:style-name="P28">Alleinige Entscheidungsbefugnis</text:p>
          </table:table-cell>
          <table:table-cell table:style-name="Tabelle4.H2" office:value-type="string">
            <text:p text:style-name="P28">Erhält den Gewinn und trägt den Verlust allein</text:p>
          </table:table-cell>
        </table:table-row>
        <table:table-row>
          <table:table-cell table:style-name="Tabelle4.A2" table:number-rows-spanned="5" office:value-type="string">
            <text:p text:style-name="P36">Gesellschaftsunternehmnugen</text:p>
          </table:table-cell>
          <table:table-cell table:style-name="Tabelle4.A2" table:number-rows-spanned="3" office:value-type="string">
            <text:p text:style-name="P36">Personengesellschaschaft</text:p>
          </table:table-cell>
          <table:table-cell table:style-name="Tabelle4.A2" office:value-type="string">
            <text:p text:style-name="P36">Gesellschaft bürgerlichen Rechts (GbR)</text:p>
          </table:table-cell>
          <table:table-cell table:style-name="Tabelle4.A2" office:value-type="string">
            <text:p text:style-name="P28">Mind. Zwei Personen</text:p>
          </table:table-cell>
          <table:table-cell table:style-name="Tabelle4.A2" office:value-type="string">
            <text:p text:style-name="P28">Kein Mindest-kapital</text:p>
          </table:table-cell>
          <table:table-cell table:style-name="Tabelle4.A2" office:value-type="string">
            <text:p text:style-name="P32">Gesamtschuldnerisch</text:p>
          </table:table-cell>
          <table:table-cell table:style-name="Tabelle4.A2" office:value-type="string">
            <text:p text:style-name="P32">Gemeinsame Geschäftsfühung der Gesellschafter</text:p>
          </table:table-cell>
          <table:table-cell table:style-name="Tabelle4.H2" office:value-type="string">
            <text:p text:style-name="P41">Gesetzliche Regelungen nach Köpfen, kann aber frei gewählt <text:s/>werden</text:p>
          </table:table-cell>
        </table:table-row>
        <table:table-row>
          <table:covered-table-cell/>
          <table:covered-table-cell/>
          <table:table-cell table:style-name="Tabelle4.A2" office:value-type="string">
            <text:p text:style-name="P36">Kommanditgesellschaft (KG)</text:p>
          </table:table-cell>
          <table:table-cell table:style-name="Tabelle4.A2" office:value-type="string">
            <text:p text:style-name="P28">Mind<text:span text:style-name="T4">estens</text:span> <text:span text:style-name="T4">e</text:span>in vollhaftender Komplementär und mind. Ein teilhaber Gesellschafter (Kommandist)</text:p>
          </table:table-cell>
          <table:table-cell table:style-name="Tabelle4.A2" office:value-type="string">
            <text:p text:style-name="P28">Kein Mindest-kapital</text:p>
          </table:table-cell>
          <table:table-cell table:style-name="Tabelle4.A2" office:value-type="string">
            <text:p text:style-name="P32">Komplementäre unbeschränkt; Kommandist mit Geldeinlage</text:p>
          </table:table-cell>
          <table:table-cell table:style-name="Tabelle4.A2" office:value-type="string">
            <text:p text:style-name="P32">Nur Komplementäre</text:p>
          </table:table-cell>
          <table:table-cell table:style-name="Tabelle4.H2" office:value-type="string">
            <text:p text:style-name="P41">4% der Kapitaleinlage, Rest in angemessenem Verhältnis (der Anteil)</text:p>
          </table:table-cell>
        </table:table-row>
        <table:table-row>
          <table:covered-table-cell/>
          <table:covered-table-cell/>
          <table:table-cell table:style-name="Tabelle4.A2" office:value-type="string">
            <text:p text:style-name="P36">Offene Handelsgesellschaft (OHG)</text:p>
          </table:table-cell>
          <table:table-cell table:style-name="Tabelle4.A2" office:value-type="string">
            <text:p text:style-name="P28">Mind<text:span text:style-name="T4">estens z</text:span>wei Personen</text:p>
          </table:table-cell>
          <table:table-cell table:style-name="Tabelle4.A2" office:value-type="string">
            <text:p text:style-name="P28">Kein Mindest-kapital</text:p>
          </table:table-cell>
          <table:table-cell table:style-name="Tabelle4.A2" office:value-type="string">
            <text:p text:style-name="P32">Alle Gesellschafter unbeschränkt, unmittelbar, solidarisch</text:p>
          </table:table-cell>
          <table:table-cell table:style-name="Tabelle4.A2" office:value-type="string">
            <text:p text:style-name="P33">Jeder Gesellschafter</text:p>
          </table:table-cell>
          <table:table-cell table:style-name="Tabelle4.H2" office:value-type="string">
            <text:p text:style-name="P41">4% der Kapitaleinlage, Rest nach Köpfen, Verlust nach Köpfen</text:p>
          </table:table-cell>
        </table:table-row>
        <table:table-row>
          <table:covered-table-cell/>
          <table:table-cell table:style-name="Tabelle4.A2" table:number-rows-spanned="2" office:value-type="string">
            <text:p text:style-name="P36">Kapitalgesellschaft</text:p>
          </table:table-cell>
          <table:table-cell table:style-name="Tabelle4.A2" office:value-type="string">
            <text:p text:style-name="P37">Gesellschaft mit <text:s/>beschränkter Haftung (GmbH)</text:p>
          </table:table-cell>
          <table:table-cell table:style-name="Tabelle4.A2" office:value-type="string">
            <text:p text:style-name="P29">Mindestens eine Person, notarieller Gesellschaftsvertrag, Eintragung ins Handelsregister erforderlich</text:p>
          </table:table-cell>
          <table:table-cell table:style-name="Tabelle4.A2" office:value-type="string">
            <text:p text:style-name="P29">Mindestens 25 000€ Stammkapital; je Gesellschafter mindestens 100€</text:p>
          </table:table-cell>
          <table:table-cell table:style-name="Tabelle4.A2" office:value-type="string">
            <text:p text:style-name="P31">Nur die Gesellschaft haftet mit ihrem Vermögen (also dem Stammkapital)</text:p>
          </table:table-cell>
          <table:table-cell table:style-name="Tabelle4.A2" office:value-type="string">
            <text:p text:style-name="P31">Geschäftsführer, von der Gesellschaftsversammlung bestellt</text:p>
          </table:table-cell>
          <table:table-cell table:style-name="Tabelle4.H2" office:value-type="string">
            <text:p text:style-name="P40">Gewinn nach Verhöltnis der Gesellschaftsanteile; bei Verlust, <text:s/>aufzehren von Rücklagen</text:p>
          </table:table-cell>
        </table:table-row>
        <table:table-row>
          <table:covered-table-cell/>
          <table:covered-table-cell/>
          <table:table-cell table:style-name="Tabelle4.A2" office:value-type="string">
            <text:p text:style-name="P37">Aktiengesellschaft (AG)</text:p>
          </table:table-cell>
          <table:table-cell table:style-name="Tabelle4.A2" office:value-type="string">
            <text:p text:style-name="P29">Mindestens eine Person, Satzung muss notariell beurkundet werden, </text:p>
          </table:table-cell>
          <table:table-cell table:style-name="Tabelle4.A2" office:value-type="string">
            <text:p text:style-name="P30">Mindestens 50 000€ Stammkapital; mindestnennbetrag von Aktien ist 1€</text:p>
          </table:table-cell>
          <table:table-cell table:style-name="Tabelle4.A2" office:value-type="string">
            <text:p text:style-name="P31">Nur die Gesellschaft haftet, nicht der Aktionär</text:p>
          </table:table-cell>
          <table:table-cell table:style-name="Tabelle4.A2" office:value-type="string">
            <text:p text:style-name="P32">Vorstand; mit dem Kontrollorgan Aufsichtsrat; Beschlussfassendes Organ ist die Hauptversammlung</text:p>
          </table:table-cell>
          <table:table-cell table:style-name="Tabelle4.H2" office:value-type="string">
            <text:p text:style-name="P41">Gewinnanteil pro Aktie; Höhe der Dividende nach Beschluss der Hauptversammlung; Verzehr von rücklagen bei Verlust</text:p>
          </table:table-cell>
        </table:table-row>
      </table:table>
      <text:p text:style-name="P5"/>
      <text:p text:style-name="P11"><text:soft-page-break/>Gesetz über die Zahlung de<text:span text:style-name="T12">s</text:span> Arbeitsentgelts an Feiertagen und im Krankheitsfall (Entgeltfortzahlungsgesetz) §1 Anwendungsbereich</text:p>
      <text:p text:style-name="P12"/>
      <text:p text:style-name="P6">Entgeltzahlung an Feiertagen</text:p>
      <text:p text:style-name="P6">- <text:span text:style-name="T5">zu gesetzlichen Feiertagen Arbeitgeber muss Lohn fortzahlen</text:span></text:p>
      <text:p text:style-name="P7">- <text:span text:style-name="T5">Arbeitnehmer die ein Tag vor oder nach Feiertag unentschuldigt nicht zur Arbeit erscheinen</text:span></text:p>
      <text:p text:style-name="P42"><text:tab/>→ Arbeitgeber muss Lohn für Feiertag nicht zahlen</text:p>
      <text:p text:style-name="P6"/>
      <text:p text:style-name="P6">Dauer der Entgeltfortzahlung im Krankheitsfall</text:p>
      <text:p text:style-name="P6">- <text:span text:style-name="T5">Arbeitnehmer hat Anspruch auf bis zu 6 Wochen ohne Selbstverschuldung</text:span></text:p>
      <text:p text:style-name="P6">- <text:span text:style-name="T11">Arbeitgeber zahlt sechs Wochen dann Krankenkasse</text:span></text:p>
      <text:p text:style-name="P6">- <text:span text:style-name="T5">bei Arbeitsausfall durch selbe Krankheit innerhalb sechs Monaten verfällt </text:span><text:span text:style-name="T11">Entgeltfortzahlung</text:span></text:p>
      <text:p text:style-name="P6"/>
      <text:p text:style-name="P6">Bedingung für Entgeltfortzahlung im Krankheitsfall</text:p>
      <text:p text:style-name="P15"><text:span text:style-name="T7">- </text:span><text:span text:style-name="T8">bei Selbstverschuldung</text:span></text:p>
      <text:p text:style-name="P6">- <text:span text:style-name="T11">bei nachweislichem Verstoß gegen Arztverschreibung</text:span></text:p>
      <text:p text:style-name="P6"/>
      <text:p text:style-name="P6">Anzeigepflicht an den Arbeitgeber</text:p>
      <text:p text:style-name="P6">- Arbeitnehmer muss unverzüglich mit voraussichtlicher Dauer mitteilen</text:p>
      <text:p text:style-name="P15"><text:span text:style-name="T7"><text:tab/>- </text:span><text:span text:style-name="T8">bei Krankheitsdauer ab drei Kalendertagen ärztliche Bescheinigung am nächsten <text:tab/>Arbeitstag vorlegen</text:span></text:p>
      <text:p text:style-name="P43">- nach voraussichtlicher Dauer → neue ärztliche Bescheinigung vorlegen</text:p>
      <text:p text:style-name="P15"><text:span text:style-name="T8">- </text:span><text:span text:style-name="T9">im Ausland muss zusätzlich Ort schnellst möglich mitteilen</text:span></text:p>
      <text:p text:style-name="P15"><text:span text:style-name="T9"><text:tab/>- </text:span><text:span text:style-name="T10">Arbeitnehmer muss danach Fortdauer Krankenkasse melden</text:span></text:p>
      <text:p text:style-name="P16"><text:span text:style-name="T10">- w</text:span><text:span text:style-name="T6">enn Arbeitnehmer wieder ins Inland kommt, muss er Krankenkasse und Arbeitgeber informiere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30T08:49:17.722000000</meta:creation-date>
    <meta:generator>LibreOffice/7.0.1.2$Windows_X86_64 LibreOffice_project/7cbcfc562f6eb6708b5ff7d7397325de9e764452</meta:generator>
    <dc:date>2020-11-27T08:04:03.492000000</dc:date>
    <meta:editing-duration>PT3H28M45S</meta:editing-duration>
    <meta:editing-cycles>18</meta:editing-cycles>
    <meta:document-statistic meta:table-count="4" meta:image-count="0" meta:object-count="0" meta:page-count="3" meta:paragraph-count="105" meta:word-count="568" meta:character-count="4902" meta:non-whitespace-character-count="4428"/>
  </office:meta>
</office:document-meta>
</file>